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language="ru" fo:country="RU" fo:font-weight="bold" officeooo:rsid="0000c2da" officeooo:paragraph-rsid="0000c2da" style:font-weight-asian="bold" style:font-weight-complex="bold"/>
    </style:style>
    <style:style style:name="P2" style:family="paragraph" style:parent-style-name="Standard">
      <style:text-properties style:font-name="Tahoma" fo:font-size="10pt" fo:language="ru" fo:country="RU" officeooo:rsid="0000c2da" officeooo:paragraph-rsid="0000c2da" style:font-size-asian="10pt" style:font-size-complex="10pt"/>
    </style:style>
    <style:style style:name="P3" style:family="paragraph" style:parent-style-name="Standard"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4" style:family="paragraph" style:parent-style-name="Standard">
      <style:paragraph-properties fo:break-before="page"/>
      <style:text-properties style:font-name="Tahoma" fo:font-size="12pt" fo:language="ru" fo:country="RU" fo:font-weight="bold" officeooo:rsid="0000c2da" officeooo:paragraph-rsid="0000c2da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ahoma" fo:font-size="10pt" fo:language="ru" fo:country="RU" officeooo:rsid="00023816" officeooo:paragraph-rsid="00023816" style:font-size-asian="10pt" style:font-size-complex="10pt"/>
    </style:style>
    <style:style style:name="P6" style:family="paragraph" style:parent-style-name="Standard">
      <style:text-properties style:font-name="Tahoma" fo:font-size="10pt" fo:language="en" fo:country="US" officeooo:rsid="00023816" officeooo:paragraph-rsid="00023816" style:font-size-asian="10pt" style:font-size-complex="10pt"/>
    </style:style>
    <style:style style:name="P7" style:family="paragraph" style:parent-style-name="Standard"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style:font-name="Tahoma" fo:font-size="12pt" fo:language="en" fo:country="US" fo:font-weight="bold" officeooo:rsid="00023816" officeooo:paragraph-rsid="00023816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/>
      <style:text-properties style:font-name="Tahoma" fo:font-size="12pt" fo:language="ru" fo:country="RU" fo:font-weight="bold" officeooo:rsid="00023816" officeooo:paragraph-rsid="00023816" style:font-size-asian="12pt" style:font-weight-asian="bold" style:font-size-complex="12pt" style:font-weight-complex="bold"/>
    </style:style>
    <style:style style:name="T1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умчук А. Ю.</text:p>
      <text:p text:style-name="P2">Эти записи представляют собой резюме основных моих познаний в данной области.</text:p>
      <text:p text:style-name="P2">Библиография не приводится, так как я считаю свои записи самодостаточными.</text:p>
      <text:p text:style-name="P2">2015.</text:p>
      <text:p text:style-name="P2">Последние изменения — 2018.</text:p>
      <text:p text:style-name="P4">Оглавление</text:p>
      <text:p text:style-name="P3"/>
      <text:p text:style-name="P2">Часть 1</text:p>
      <text:p text:style-name="P5"><text:tab/>Спецификация языка<text:tab/><text:tab/><text:tab/><text:tab/><text:tab/>1</text:p>
      <text:p text:style-name="P2"/>
      <text:p text:style-name="P2">Часть 2</text:p>
      <text:p text:style-name="P5"><text:tab/>Об именах<text:tab/><text:tab/><text:tab/><text:tab/><text:tab/><text:tab/>3</text:p>
      <text:p text:style-name="P5"><text:tab/>О переменных<text:tab/><text:tab/><text:tab/><text:tab/><text:tab/><text:tab/>3</text:p>
      <text:p text:style-name="P5"><text:tab/>Указатели<text:tab/><text:tab/><text:tab/><text:tab/><text:tab/><text:tab/>5</text:p>
      <text:p text:style-name="P5"><text:tab/>Составные типы данных<text:tab/><text:tab/><text:tab/><text:tab/>5</text:p>
      <text:p text:style-name="P5"><text:tab/>Операторы<text:tab/><text:tab/><text:tab/><text:tab/><text:tab/><text:tab/>5</text:p>
      <text:p text:style-name="P2"/>
      <text:p text:style-name="P2">Часть 3</text:p>
      <text:p text:style-name="P5"><text:tab/>О классах<text:tab/><text:tab/><text:tab/><text:tab/><text:tab/><text:tab/>12</text:p>
      <text:p text:style-name="P5"><text:tab/>Интерфейсы<text:tab/><text:tab/><text:tab/><text:tab/><text:tab/><text:tab/>28</text:p>
      <text:p text:style-name="P5"><text:tab/>Перечисления<text:tab/><text:tab/><text:tab/><text:tab/><text:tab/><text:tab/>31</text:p>
      <text:p text:style-name="P5"><text:tab/>Обобщения<text:tab/><text:tab/><text:tab/><text:tab/><text:tab/><text:tab/>33</text:p>
      <text:p text:style-name="P5"><text:tab/>Прерывания<text:tab/><text:tab/><text:tab/><text:tab/><text:tab/><text:tab/>39</text:p>
      <text:p text:style-name="P5"><text:tab/>Лямбда- выражения<text:tab/><text:tab/><text:tab/><text:tab/><text:tab/>45</text:p>
      <text:p text:style-name="P5"><text:tab/>Предикаты<text:tab/><text:tab/><text:tab/><text:tab/><text:tab/><text:tab/>50</text:p>
      <text:p text:style-name="P5"><text:tab/>Аннотации<text:tab/><text:tab/><text:tab/><text:tab/><text:tab/><text:tab/>51</text:p>
      <text:p text:style-name="P2"/>
      <text:p text:style-name="P2">Часть 4</text:p>
      <text:p text:style-name="P5"><text:tab/>Литералы<text:tab/><text:tab/><text:tab/><text:tab/><text:tab/><text:tab/>55</text:p>
      <text:p text:style-name="P5"><text:tab/>Эскейп- последовательности<text:tab/><text:tab/><text:tab/><text:tab/>55</text:p>
      <text:p text:style-name="P5"><text:tab/>О языке и библиотеках<text:tab/><text:tab/><text:tab/><text:tab/>56</text:p>
      <text:p text:style-name="P5"><text:tab/>О некоторых средствах языка<text:tab/><text:tab/><text:tab/><text:tab/>56</text:p>
      <text:p text:style-name="P5"/>
      <text:p text:style-name="P10">Библиография</text:p>
      <text:p text:style-name="P8"/>
      <text:p text:style-name="P5">Не приводится.</text:p>
      <text:p text:style-name="P5"/>
      <text:p text:style-name="P9">Java</text:p>
      <text:p text:style-name="P7"/>
      <text:p text:style-name="P6"><text:span text:style-name="T1">Том </text:span>I. <text:span text:style-name="T1">Последние изменения — 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4-02T05:16:51.731000000</dc:date>
    <meta:editing-duration>PT7M14S</meta:editing-duration>
    <meta:editing-cycles>2</meta:editing-cycles>
    <meta:document-statistic meta:table-count="0" meta:image-count="0" meta:object-count="0" meta:page-count="4" meta:paragraph-count="32" meta:word-count="96" meta:character-count="690" meta:non-whitespace-character-count="526"/>
  </office:meta>
</office:document-meta>
</file>